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14c526" officeooo:paragraph-rsid="0014c526" style:font-style-asian="italic" style:font-style-complex="italic"/>
    </style:style>
    <style:style style:name="P2" style:family="paragraph" style:parent-style-name="Standard" style:list-style-name="L1">
      <style:text-properties officeooo:rsid="001658ff" officeooo:paragraph-rsid="001658ff"/>
    </style:style>
    <style:style style:name="P3" style:family="paragraph" style:parent-style-name="Standard" style:list-style-name="L1">
      <style:text-properties fo:color="#ffffff" fo:font-size="8pt" officeooo:rsid="001658ff" officeooo:paragraph-rsid="001658ff" fo:background-color="#ffffff" style:font-size-asian="8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per secret CEO plans:</text:p>
      <text:list xml:id="list2890022329" text:style-name="L1">
        <text:list-item>
          <text:p text:style-name="P2">Take over the world </text:p>
        </text:list-item>
        <text:list-item>
          <text:p text:style-name="P2">Destroy Google</text:p>
        </text:list-item>
        <text:list-item>
          <text:p text:style-name="P2">Release the new Fruit Phone</text:p>
        </text:list-item>
        <text:list-item>
          <text:p text:style-name="P3">Fire Jim Tomato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9T13:14:22.262000000</meta:creation-date>
    <dc:date>2020-04-09T13:34:01.580000000</dc:date>
    <meta:editing-duration>PT9M8S</meta:editing-duration>
    <meta:editing-cycles>1</meta:editing-cycles>
    <meta:document-statistic meta:table-count="0" meta:image-count="0" meta:object-count="0" meta:page-count="1" meta:paragraph-count="5" meta:word-count="22" meta:character-count="103" meta:non-whitespace-character-count="89"/>
    <meta:generator>LibreOffice/6.4.2.2$Windows_X86_64 LibreOffice_project/4e471d8c02c9c90f512f7f9ead8875b57fcb1ec3</meta:generator>
  </office:meta>
</office:document-meta>
</file>